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600000018F03127FC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1" svg:font-family="Consolas"/>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master-page-name="MPF0">
      <style:paragraph-properties style:page-number="auto" fo:break-before="page"/>
    </style:style>
    <style:style style:name="P8" style:family="paragraph" style:parent-style-name="Standard">
      <style:paragraph-properties fo:background-color="transparent">
        <style:background-image/>
      </style:paragraph-properties>
    </style:style>
    <style:style style:name="P9" style:family="paragraph" style:parent-style-name="Standard" style:list-style-name="L8">
      <style:paragraph-properties fo:background-color="transparent">
        <style:background-image/>
      </style:paragraph-properties>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language="en" fo:country="US" fo:background-color="#ffff00"/>
    </style:style>
    <style:style style:name="T5" style:family="text">
      <style:text-properties fo:color="#595959" fo:font-size="14pt" style:font-size-asian="14pt" style:font-size-complex="14pt"/>
    </style:style>
    <style:style style:name="T6" style:family="text">
      <style:text-properties fo:text-transform="uppercase" fo:color="#c00000" fo:font-size="20pt" fo:language="en" fo:country="US" fo:font-weight="bold" style:font-size-asian="20pt" style:font-weight-asian="bold" style:font-size-complex="20pt"/>
    </style:style>
    <style:style style:name="T7" style:family="text">
      <style:text-properties fo:color="#404040" fo:font-size="18pt" fo:language="en" fo:country="US" style:font-size-asian="18pt" style:font-size-complex="18pt"/>
    </style:style>
    <style:style style:name="T8" style:family="text">
      <style:text-properties fo:font-variant="normal" fo:text-transform="none" fo:color="#000000" fo:font-size="32pt" fo:language="en" fo:country="US" fo:font-weight="bold" style:font-size-asian="32pt" style:font-weight-asian="bold" style:font-size-complex="32p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Textfeld 152" text:anchor-type="paragraph" svg:x="0.619cm" svg:y="24.294cm" svg:width="19.763cm" style:rel-width="scale" svg:height="2.709cm" style:rel-height="scale" draw:z-index="1"><draw:text-box><text:p text:style-name="P2"><text:span text:style-name="Absatz-Standardschriftart"><text:span text:style-name="T5">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2"><draw:text-box><text:p text:style-name="P4"/></draw:text-box></draw:frame><draw:frame draw:style-name="fr1" draw:name="Textfeld 154" text:anchor-type="paragraph" svg:x="0.619cm" svg:y="8.909cm" svg:width="19.763cm" style:rel-width="scale" svg:height="10.763cm" style:rel-height="scale" draw:z-index="0"><draw:text-box><text:p text:style-name="P5"><text:span text:style-name="Absatz-Standardschriftart"><text:span text:style-name="T6">FUNCTIONAL ARCHITECTURES <text:line-break/>Working group OF </text:span></text:span></text:p><text:p text:style-name="P5"><text:span text:style-name="Absatz-Standardschriftart"><text:span text:style-name="T6">GESELLSCHAFT FÜR </text:span></text:span></text:p><text:p text:style-name="P5"><text:span text:style-name="Absatz-Standardschriftart"><text:span text:style-name="T6">SYSTEMS ENGINEERING e.V.<text:line-break/></text:span></text:span></text:p><text:p text:style-name="P5"><text:span text:style-name="Absatz-Standardschriftart"><text:span text:style-name="T8">How to set up a SysML v2<text:line-break/>pilot installation<text:line-break/></text:span></text:span></text:p><text:p text:style-name="P5"><text:span text:style-name="Absatz-Standardschriftart"><text:span text:style-name="T7"><text:s text:c="5"/></text:span></text:span></text:p></draw:text-box></draw:frame><draw:g text:anchor-type="paragraph" draw:z-index="3"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P8"><text:bookmark-start text:name="_Toc131062003"/><text:bookmark-end text:name="_Toc131062003"/><text:span text:style-name="Absatz-Standardschriftart"><text:span text:style-name="T3"/></text:span></text:p>
      <text:p text:style-name="P8"><text:span text:style-name="Absatz-Standardschriftart"><text:span text:style-name="T3"/></text:span></text:p>
      <text:p text:style-name="P8"><text:span text:style-name="Absatz-Standardschriftart"><text:span text:style-name="T3"/></text:span></text:p>
      <text:p text:style-name="P8"><text:span text:style-name="Absatz-Standardschriftart"><text:span text:style-name="T3">This document is just a link collection, to guide you to your proper installation guide for your operating system ….</text:span></text:span></text:p>
      <text:p text:style-name="P8"><text:span text:style-name="Absatz-Standardschriftart"><text:span text:style-name="T3"/></text:span></text:p>
      <text:p text:style-name="P8"><text:span text:style-name="Absatz-Standardschriftart"><text:span text:style-name="T3"/></text:span></text:p>
      <text:list xml:id="list3429890809723683804" text:style-name="L8">
        <text:list-item>
          <text:p text:style-name="P9"><text:span text:style-name="Absatz-Standardschriftart"><text:span text:style-name="T3">Your operating system is Windows: <text:line-break/><text:line-break/>See here: <text:s/></text:span></text:span><text:a xlink:type="simple" xlink:href="https://github.com/GfSE/fas4sysmlv2/blob/main/doc/tech-docs/sysmlv2-pilot/installation_howto_windows.odt" text:style-name="Internet_20_link" text:visited-style-name="Visited_20_Internet_20_Link"><text:span text:style-name="Absatz-Standardschriftart">https://github.com/GfSE/fas4sysmlv2/blob/main/doc/tech-docs/sysmlv2-pilot/installation_howto_windows.odt</text:span></text:a><text:span text:style-name="Absatz-Standardschriftart"><text:span text:style-name="T3"><text:line-break/><text:line-break/></text:span></text:span></text:p>
        </text:list-item>
        <text:list-item>
          <text:p text:style-name="P9"><text:span text:style-name="Absatz-Standardschriftart"><text:span text:style-name="T3">Your operating system is Ubuntu: <text:line-break/><text:line-break/>See here: <text:s/></text:span></text:span><text:a xlink:type="simple" xlink:href="https://github.com/GfSE/fas4sysmlv2/blob/main/doc/tech-docs/sysmlv2-pilot/installation_howto_ubuntu.odt" text:style-name="Internet_20_link" text:visited-style-name="Visited_20_Internet_20_Link"><text:span text:style-name="Absatz-Standardschriftart">https://github.com/GfSE/fas4sysmlv2/blob/main/doc/tech-docs/sysmlv2-pilot/installation_howto_ubuntu.odt</text:span></text:a><text:span text:style-name="Absatz-Standardschriftart"><text:span text:style-name="T3">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1" svg:font-family="Consolas"/>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5-26T14:03:45.96</dc:date>
    <meta:print-date>2021-11-10T10:09:00Z</meta:print-date>
    <meta:editing-cycles>10</meta:editing-cycles>
    <meta:editing-duration>PT4H18M37S</meta:editing-duration>
    <meta:document-statistic meta:table-count="0" meta:image-count="0" meta:object-count="0" meta:page-count="2" meta:paragraph-count="14" meta:word-count="150" meta:character-count="1184"/>
    <meta:user-defined meta:name="ContentTypeId">0x010100ABF2351D8D067F4587FB0FF6F85F4613</meta:user-defined>
    <meta:template xlink:type="simple" xlink:actuate="onRequest" xlink:title="" xlink:href="Normal.dotm"/>
  </office:meta>
</office:document-meta>
</file>